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ckwell" svg:font-family="Rockwell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77bc65" draw:textarea-vertical-align="middle" draw:auto-grow-height="true" draw:auto-grow-width="false" fo:min-height="2.199cm" loext:decorative="false"/>
      <style:paragraph-properties style:writing-mode="lr-tb"/>
    </style:style>
    <style:style style:name="gr2" style:family="graphic">
      <style:graphic-properties loext:decorative="false"/>
    </style:style>
    <style:style style:name="gr3" style:family="graphic" style:parent-style-name="standard" style:list-style-name="L2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4" style:family="graphic" style:parent-style-name="standard" style:list-style-name="L2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5" style:family="graphic" style:parent-style-name="standard" style:list-style-name="L2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6" style:family="graphic" style:parent-style-name="standard" style:list-style-name="L2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7" style:family="graphic" style:parent-style-name="standard">
      <style:graphic-properties draw:stroke="none" svg:stroke-color="#000000" draw:fill="solid" draw:fill-color="#8e86ae" draw:textarea-vertical-align="middle" draw:auto-grow-height="true" draw:auto-grow-width="false" fo:min-height="1.49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81aca6" draw:textarea-vertical-align="middle" draw:auto-grow-height="true" draw:auto-grow-width="false" fo:min-height="1.499cm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0" style:family="graphic" style:parent-style-name="standard" style:list-style-name="L2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1" style:family="graphic" style:parent-style-name="standard" style:list-style-name="L2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2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2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2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5" style:family="graphic" style:parent-style-name="standard">
      <style:graphic-properties draw:stroke="none" svg:stroke-color="#000000" draw:fill="solid" draw:fill-color="#bf819e" draw:textarea-vertical-align="top" draw:auto-grow-height="true" draw:auto-grow-width="false" fo:min-height="5.698cm" loext:decorative="false"/>
      <style:paragraph-properties style:writing-mode="lr-tb"/>
    </style:style>
    <style:style style:name="P1" style:family="paragraph">
      <style:paragraph-properties fo:text-align="center"/>
      <style:text-properties style:font-name="Rockwell" fo:font-size="19.7999992370605pt"/>
    </style:style>
    <style:style style:name="P2" style:family="paragraph">
      <loext:graphic-properties draw:fill="solid" draw:fill-color="#77bc65"/>
      <style:paragraph-properties fo:text-align="center"/>
      <style:text-properties style:font-name="Rockwell" fo:font-size="19.7999992370605pt"/>
    </style:style>
    <style:style style:name="P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  <style:text-properties fo:color="#111111" loext:opacity="100%" fo:font-size="19.7999992370605pt"/>
    </style:style>
    <style:style style:name="P5" style:family="paragraph">
      <loext:graphic-properties draw:fill="solid" draw:fill-color="#8e86ae"/>
      <style:paragraph-properties fo:text-align="center"/>
      <style:text-properties fo:color="#111111" loext:opacity="100%" fo:font-size="19.7999992370605pt"/>
    </style:style>
    <style:style style:name="P6" style:family="paragraph">
      <loext:graphic-properties draw:fill="solid" draw:fill-color="#81aca6"/>
      <style:paragraph-properties fo:text-align="center"/>
      <style:text-properties fo:color="#111111" loext:opacity="100%" fo:font-size="19.7999992370605pt"/>
    </style:style>
    <style:style style:name="P7" style:family="paragraph">
      <style:text-properties fo:color="#111111" loext:opacity="100%" fo:font-size="19.7999992370605pt"/>
    </style:style>
    <style:style style:name="P8" style:family="paragraph">
      <loext:graphic-properties draw:fill="solid" draw:fill-color="#bf819e"/>
      <style:text-properties fo:color="#111111" loext:opacity="100%" fo:font-size="19.7999992370605pt"/>
    </style:style>
    <style:style style:name="T1" style:family="text">
      <style:text-properties style:font-name="Rockwell"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84cm" svg:height="2.449cm" svg:x="0.683cm" svg:y="4.198cm">
          <draw:text-box>
            <text:p text:style-name="P1"><text:span text:style-name="T1">ПОТРЕБИТЕЛ</text:span></text:p>
          </draw:text-box>
        </draw:frame>
        <draw:g draw:name="pen-arrow-left 1" draw:style-name="gr2">
          <draw:path draw:style-name="gr3" draw:text-style-name="P3" draw:layer="layout" svg:width="3.5cm" svg:height="0.228cm" draw:transform="skewX (0.00872664625997168) rotate (0.178372649553821) translate (7.82846879696618cm 4.79910748062335cm)" svg:viewBox="0 0 3501 229" svg:d="M0 63c0-1 1-1 2 0 688 8 2379 40 3444-63 13 42 37 106 55 153-1062-1-2407-23-3417 76-22-33-73-140-84-166z">
            <text:p/>
          </draw:path>
          <draw:path draw:style-name="gr4" draw:text-style-name="P3" draw:layer="layout" svg:width="1.843cm" svg:height="1.047cm" draw:transform="skewX (0.00767944870877504) rotate (0.17837264955382) translate (10.2593539835767cm 3.88805650472114cm)" svg:viewBox="0 0 1844 1048" svg:d="M1350 574c-412-118-932-280-1253-406-42-54-68-121-97-168 593 326 1453 428 1741 473 28 42 68 96 103 133-631 81-1170 279-1719 442-39-51-78-106-116-160 451-117 919-206 1341-314z">
            <text:p/>
          </draw:path>
        </draw:g>
        <draw:g draw:name="pen-arrow-left 2" draw:style-name="gr2">
          <draw:path draw:style-name="gr5" draw:text-style-name="P3" draw:layer="layout" svg:width="3.369cm" svg:height="0.227cm" draw:transform="skewX (-0.0130899693899574) rotate (-0.17872171540422) translate (8.59231482562643cm 5.86190365108499cm)" svg:viewBox="0 0 3370 228" svg:d="M3370 61l-2 1c-662 8-2290 40-3315-62-12 42-36 106-53 153 1022-2 2317-24 3288 75 22-33 71-141 82-166z">
            <text:p/>
          </draw:path>
          <draw:path draw:style-name="gr6" draw:text-style-name="P3" draw:layer="layout" svg:width="1.774cm" svg:height="1.047cm" draw:transform="skewX (-0.0085521133347722) rotate (-0.17854718247902) translate (7.69561754158063cm 5.21174838818629cm)" svg:viewBox="0 0 1775 1048" svg:d="M475 574c397-118 898-280 1207-406 40-54 65-121 93-168-571 326-1399 428-1676 473-27 42-65 97-99 133 607 81 1126 279 1654 442 38-51 76-106 112-160-434-117-885-205-1291-314z">
            <text:p/>
          </draw:path>
        </draw:g>
        <draw:frame draw:style-name="gr7" draw:text-style-name="P5" draw:layer="layout" svg:width="6.497cm" svg:height="1.749cm" svg:x="12.311cm" svg:y="2.449cm">
          <draw:text-box>
            <text:p text:style-name="P4"><text:span text:style-name="T2">КОНТРОЛЕР</text:span></text:p>
          </draw:text-box>
        </draw:frame>
        <draw:frame draw:style-name="gr8" draw:text-style-name="P6" draw:layer="layout" svg:width="6.497cm" svg:height="1.749cm" svg:x="12.311cm" svg:y="6.626cm">
          <draw:text-box>
            <text:p text:style-name="P4"><text:span text:style-name="T2">ИЗГЛЕД</text:span></text:p>
          </draw:text-box>
        </draw:frame>
        <draw:g draw:name="pen-arrow-left" draw:style-name="gr2">
          <draw:path draw:style-name="gr9" draw:text-style-name="P3" draw:layer="layout" svg:width="0.925cm" svg:height="0.236cm" draw:transform="rotate (1.5707963267949) translate (15.4535130926702cm 5.91107958602922cm)" svg:viewBox="0 0 926 237" svg:d="M926 64l-1 1c-182 8-629 41-911-65-3 43-9 109-14 159 281-2 636-25 903 78 6-35 20-146 23-172z">
            <text:p/>
          </draw:path>
          <draw:path draw:style-name="gr10" draw:text-style-name="P3" draw:layer="layout" svg:width="0.688cm" svg:height="1.084cm" draw:transform="rotate (1.5707963267949) translate (14.956cm 6.29702143950995cm)" svg:viewBox="0 0 689 1085" svg:d="M184 594c154-121 349-290 468-420 16-56 26-126 37-174-222 338-543 443-651 490-10 43-25 100-38 137 236 85 437 290 642 458 15-52 29-110 43-166-168-121-343-212-501-325z">
            <text:p/>
          </draw:path>
          <draw:path draw:style-name="gr11" draw:text-style-name="P3" draw:layer="layout" svg:width="0.728cm" svg:height="1.084cm" draw:transform="rotate (1.5707963267949) translate (14.9863935271159cm 5.27695025865636cm)" svg:viewBox="0 0 729 1085" svg:d="M534 594c-163-121-369-290-496-420-16-56-26-126-38-174 234 338 575 443 688 490 11 43 27 100 41 137-249 85-462 290-680 458-15-52-31-110-45-166 178-121 363-212 530-325z">
            <text:p/>
          </draw:path>
        </draw:g>
        <draw:g draw:name="pen-arrow-left 3" draw:style-name="gr2">
          <draw:path draw:style-name="gr12" draw:text-style-name="P3" draw:layer="layout" svg:width="2.171cm" svg:height="0.241cm" svg:x="20.056cm" svg:y="3.308cm" svg:viewBox="0 0 2172 242" svg:d="M2172 66h-1c-427 8-1477 42-2137-66-8 44-23 112-34 163 659-2 1493-26 2120 79 14-35 45-149 52-175 0-1 0-1 0-1z">
            <text:p/>
          </draw:path>
          <draw:path draw:style-name="gr13" draw:text-style-name="P3" draw:layer="layout" svg:width="1.615cm" svg:height="1.11cm" svg:x="19.15cm" svg:y="2.799cm" svg:viewBox="0 0 1616 1111" svg:d="M433 608c361-124 817-297 1098-430 37-57 59-128 85-178-520 346-1274 453-1526 501-24 45-59 102-90 141 553 86 1025 296 1507 469 34-54 68-114 101-170-395-124-805-218-1175-333z">
            <text:p/>
          </draw:path>
          <draw:path draw:style-name="gr14" draw:text-style-name="P3" draw:layer="layout" svg:width="1.709cm" svg:height="1.11cm" svg:x="21.543cm" svg:y="2.83cm" svg:viewBox="0 0 1710 1111" svg:d="M1253 608c-383-124-865-297-1163-430-39-57-63-128-90-178 550 346 1348 453 1615 501 26 45 63 102 95 141-585 86-1085 296-1594 469-36-54-73-114-107-170 417-124 852-218 1244-333z">
            <text:p/>
          </draw:path>
        </draw:g>
        <draw:frame draw:style-name="gr15" draw:text-style-name="P8" draw:layer="layout" svg:width="4.104cm" svg:height="5.948cm" svg:x="23.537cm" svg:y="2.563cm">
          <draw:text-box>
            <text:p text:style-name="P7"><text:span text:style-name="T3">МОДЕЛ</text:span></text:p>
            <text:p text:style-name="P4"><text:span text:style-name="T3"/></text:p>
            <text:p text:style-name="P4"><text:span text:style-name="T3">БАЗА</text:span></text:p>
            <text:p text:style-name="P4"><text:span text:style-name="T3">ДАННИ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ckwell" svg:font-family="Rockwell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bg" fo:country="B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0.956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9T22:06:59.269000000</meta:creation-date>
    <dc:date>2024-03-19T22:46:54.289000000</dc:date>
    <meta:editing-duration>PT27M46S</meta:editing-duration>
    <meta:editing-cycles>7</meta:editing-cycles>
    <meta:generator>LibreOffice/24.2.1.2$Windows_X86_64 LibreOffice_project/db4def46b0453cc22e2d0305797cf981b68ef5ac</meta:generator>
    <meta:document-statistic meta:object-count="18"/>
  </office:meta>
</office:document-meta>
</file>